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a65d" fo:min-height="8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12cm" fo:min-width="0cm"/>
    </style:style>
    <style:style style:name="gr5" style:family="graphic" style:parent-style-name="standard">
      <style:graphic-properties draw:stroke="none" draw:fill="none" fo:min-height="2.332cm"/>
    </style:style>
    <style:style style:name="gr6" style:family="graphic" style:parent-style-name="standard">
      <style:graphic-properties draw:stroke="none" draw:fill="none" fo:min-height="4.95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00a65d"/>
      <style:text-properties style:font-name="Monospace" fo:font-size="12pt" style:font-name-asian="Monospace" style:font-size-asian="12pt" style:font-name-complex="Monospace" style:font-size-complex="12pt"/>
    </style:style>
    <style:style style:name="P4" style:family="paragraph">
      <loext:graphic-properties draw:fill-color="#00a65d"/>
    </style:style>
    <style:style style:name="P5" style:family="paragraph">
      <style:text-properties style:text-underline-style="non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7" style:family="paragraph">
      <loext:graphic-properties draw:fill="none" draw:fill-color="#ffffff"/>
      <style:text-properties style:font-name="Monospace" fo:font-size="12pt" style:font-name-asian="Monospace" style:font-size-asian="12pt" style:font-name-complex="Monospace" style:font-size-complex="12pt"/>
    </style:style>
    <style:style style:name="P8" style:family="paragraph">
      <loext:graphic-properties draw:fill="none"/>
      <style:text-properties style:font-name="Monospace" fo:font-size="12pt" style:font-name-asian="Monospace" style:font-size-asian="12pt" style:font-name-complex="Monospace" style:font-size-complex="1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5" style:family="text">
      <style:text-properties fo:color="#7f0055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6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7" style:family="text">
      <style:text-properties fo:color="#6a3e3e" style:font-name="Monospace" fo:font-size="14pt" style:font-name-asian="Monospace" style:font-size-asian="14pt" style:font-name-complex="Monospace" style:font-size-complex="14pt"/>
    </style:style>
    <style:style style:name="T8" style:family="text">
      <style:text-properties fo:color="#3f7f5f" style:font-name="Monospace" fo:font-size="14pt" style:font-name-asian="Monospace" style:font-size-asian="14pt" style:font-name-complex="Monospace" style:font-size-complex="14pt"/>
    </style:style>
    <style:style style:name="T9" style:family="text">
      <style:text-properties fo:color="#3f7f5f" style:font-name="Monospace" fo:font-size="14pt" style:text-underline-style="none" style:font-name-asian="Monospace" style:font-size-asian="14pt" style:font-name-complex="Monospace" style:font-size-complex="14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Monospace" fo:font-size="14pt" fo:font-style="normal" fo:text-shadow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f7f5f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f7f5f" style:text-outline="false" style:text-line-through-style="none" style:text-line-through-type="none" style:font-name="Monospace" fo:font-size="14pt" fo:font-style="normal" fo:text-shadow="none" style:text-underline-style="solid" style:text-underline-width="auto" style:text-underline-color="font-color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64b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5" style:family="text">
      <style:text-properties style:font-name="Monospace" fo:font-size="12pt" style:font-name-asian="Monospace" style:font-size-asian="12pt" style:font-name-complex="Monospace" style:font-size-complex="12pt"/>
    </style:style>
    <style:style style:name="T16" style:family="text">
      <style:text-properties fo:color="#646464" style:font-name="Monospace" fo:font-size="15pt" style:font-name-asian="Monospace" style:font-size-asian="15pt" style:font-name-complex="Monospace" style:font-size-complex="15pt"/>
    </style:style>
    <style:style style:name="T17" style:family="text">
      <style:text-properties fo:color="#000000" style:font-name="Monospace" fo:font-size="15pt" style:font-name-asian="Monospace" style:font-size-asian="15pt" style:font-name-complex="Monospace" style:font-size-complex="15pt"/>
    </style:style>
    <style:style style:name="T18" style:family="text">
      <style:text-properties fo:color="#3f7f5f" style:font-name="Monospace" fo:font-size="15pt" style:font-name-asian="Monospace" style:font-size-asian="15pt" style:font-name-complex="Monospace" style:font-size-complex="15pt"/>
    </style:style>
    <style:style style:name="T19" style:family="text">
      <style:text-properties fo:color="#3f7f5f" style:font-name="Monospace" fo:font-size="15pt" style:text-underline-style="none" style:font-name-asian="Monospace" style:font-size-asian="15pt" style:font-name-complex="Monospace" style:font-size-complex="15pt"/>
    </style:style>
    <style:style style:name="T20" style:family="text">
      <style:text-properties fo:color="#646464" style:font-name="Monospace" fo:font-size="15pt" style:text-underline-style="none" style:font-name-asian="Monospace" style:font-size-asian="15pt" style:font-name-complex="Monospace" style:font-size-complex="15pt"/>
    </style:style>
    <style:style style:name="T21" style:family="text">
      <style:text-properties fo:color="#000000" style:font-name="Monospace" fo:font-size="15pt" style:text-underline-style="none" style:font-name-asian="Monospace" style:font-size-asian="15pt" style:font-name-complex="Monospace" style:font-size-complex="15pt"/>
    </style:style>
    <style:style style:name="T22" style:family="text">
      <style:text-properties fo:color="#0000c0" style:font-name="Monospace" fo:font-size="15pt" fo:font-style="italic" style:text-underline-style="none" fo:font-weight="bold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23" style:family="text">
      <style:text-properties fo:color="#0000c0" style:font-name="Monospace" fo:font-size="15pt" fo:font-style="italic" fo:font-weight="bold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24" style:family="text">
      <style:text-properties fo:color="#7f0055" style:font-name="Monospace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T25" style:family="text">
      <style:text-properties fo:color="#2a00ff" style:font-name="Monospace" fo:font-size="15pt" style:font-name-asian="Monospace" style:font-size-asian="15pt" style:font-name-complex="Monospace" style:font-size-complex="15pt"/>
    </style:style>
    <style:style style:name="T26" style:family="text">
      <style:text-properties fo:color="#00864b" style:font-name="Monospace" fo:font-size="15pt" style:font-name-asian="Monospace" style:font-size-asian="15pt" style:font-name-complex="Monospace" style:font-size-complex="15pt"/>
    </style:style>
    <style:style style:name="T27" style:family="text">
      <style:text-properties style:text-underline-style="none"/>
    </style:style>
    <style:style style:name="T28" style:family="text">
      <style:text-properties fo:color="#0000c0" style:font-name="Monospace" fo:font-size="15pt" style:font-name-asian="Monospace" style:font-size-asian="15pt" style:font-name-complex="Monospace" style:font-size-complex="15pt"/>
    </style:style>
    <style:style style:name="T29" style:family="text">
      <style:text-properties fo:color="#0066b3" style:font-name="Monospace" fo:font-size="15pt" style:font-name-asian="Monospace" style:font-size-asian="15pt" style:font-name-complex="Monospace" style:font-size-complex="15pt"/>
    </style:style>
    <style:style style:name="T30" style:family="text">
      <style:text-properties fo:font-variant="normal" fo:text-transform="none" fo:color="#7f0055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a3e3e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46464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5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36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7" style:family="text">
      <style:text-properties fo:color="#000000" style:font-name="Monospace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38" style:family="text">
      <style:text-properties fo:color="#00a65d" style:font-name="Monospace" fo:font-size="16pt" style:text-underline-style="none" style:font-name-asian="Monospace" style:font-size-asian="16pt" style:font-name-complex="Monospace" style:font-size-complex="16pt"/>
    </style:style>
    <style:style style:name="T39" style:family="text">
      <style:text-properties fo:color="#646464" style:font-name="Monospace" fo:font-size="16pt" style:font-name-asian="Monospace" style:font-size-asian="16pt" style:font-name-complex="Monospace" style:font-size-complex="16pt"/>
    </style:style>
    <style:style style:name="T40" style:family="text">
      <style:text-properties style:font-name="Monospace" fo:font-size="16pt" style:font-name-asian="Monospace" style:font-size-asian="16pt" style:font-name-complex="Monospace" style:font-size-complex="16pt"/>
    </style:style>
    <style:style style:name="T41" style:family="text">
      <style:text-properties fo:font-variant="normal" fo:text-transform="none" fo:color="#7f0055" style:text-outline="false" style:text-line-through-style="none" style:text-line-through-type="none" style:font-name="Monospace" fo:font-size="15pt" fo:text-shadow="none" style:text-underline-style="none" fo:font-weight="bold" style:letter-kerning="true" style:font-name-asian="Monospace" style:font-size-asian="15pt" style:font-weight-asian="bold" style:font-name-complex="Monospace" style:font-size-complex="15pt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a3e3e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c0" style:text-outline="false" style:text-line-through-style="none" style:text-line-through-type="none" style:font-name="Monospace" fo:font-size="15pt" fo:font-style="italic" fo:text-shadow="none" style:text-underline-style="none" fo:font-weight="bold" style:letter-kerning="true" style:font-name-asian="Monospace" style:font-size-asian="15pt" style:font-style-asian="italic" style:font-weight-asian="bold" style:font-name-complex="Monospace" style:font-size-complex="15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Monospace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a3e3e" style:text-outline="false" style:text-line-through-style="none" style:text-line-through-type="none" style:font-name="Monospace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INSIDE<text:line-break/>TP 02 - Reflection, Annotation, JSON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Reflection</text:p>
            <text:p><text:span text:style-name="T1">- </text:span>Introspection</text:p>
            <text:p><text:span text:style-name="T1">- </text:span>Annotation</text:p>
            <text:p><text:span text:style-name="T1">- </text:span>ClassValue</text:p>
            <text:p/>
            <text:p>Lien GitHub : https://github.com/MelissaDaCosta/java-inside</text:p>
            <text:p/>
          </draw:text-box>
        </draw:frame>
        <draw:frame draw:style-name="gr1" draw:text-style-name="P2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flexion </text:p>
          </draw:text-box>
        </draw:frame>
        <draw:frame presentation:style-name="pr5" draw:layer="layout" svg:width="19.7cm" svg:height="13cm" svg:x="1.4cm" svg:y="5cm" presentation:class="outline" presentation:user-transformed="true">
          <draw:text-box>
            <text:list text:style-name="L3">
              <text:list-item>
                <text:p>La Réflexion (Reflection en anglais) est l’introspection des classes.</text:p>
              </text:list-item>
              <text:list-item>
                <text:p/>
              </text:list-item>
              <text:list-item>
                <text:p>Cela permet d’accéder aux informations d’une classe pour généraliser du code et ne pas avoir à le dupliquer car :</text:p>
              </text:list-item>
              <text:list-item>
                <text:p/>
              </text:list-item>
              <text:list-item>
                <text:p>« A kitten dies each time you duplicate a bug ! 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tilisation de la réflexion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><text:span text:style-name="T2">java.lang.Class.getMethods</text:span>() : retourne un tableau de Method contenue dans la classe.</text:p>
              </text:list-item>
              <text:list-item>
                <text:p>Cette méthode est très lente car les objets Method sont mutable donc elle doit cloner tous ses objets.</text:p>
              </text:list-item>
              <text:list-item>
                <text:p/>
              </text:list-item>
              <text:list-item>
                <text:p><text:span text:style-name="T2">Method.getName</text:span>() : récupère le nom de la méthode.</text:p>
              </text:list-item>
              <text:list-item>
                <text:p>Utile dans notre cas pour filtrer seulement les méthodes commencant par « get » :</text:p>
              </text:list-item>
            </text:list>
            <text:p><text:span text:style-name="T3"/></text:p>
            <text:p><text:span text:style-name="T3">Arrays.stream(object.getClass().getMethods())</text:span></text:p>
            <text:p><text:span text:style-name="T3">.filter(method-&gt;method.getName().startsWith(</text:span><text:span text:style-name="T4">"get"</text:span><text:span text:style-name="T3">))</text:span></text:p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hod.invoke(object)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>Permet d’exécuter la méthode sur l’objet passé en paramètre.</text:p>
              </text:list-item>
              <text:list-item>
                <text:p>Gestion des exceptions :</text:p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25.666cm" svg:height="9.2cm" svg:x="1.334cm" svg:y="9cm">
          <draw:text-box>
            <text:p><text:span text:style-name="T5">try</text:span><text:span text:style-name="T6"> {</text:span></text:p>
            <text:p><text:span text:style-name="T5"><text:tab/></text:span><text:span text:style-name="T5">return</text:span><text:span text:style-name="T6"> </text:span><text:span text:style-name="T7">method</text:span><text:span text:style-name="T6">.invoke(</text:span><text:span text:style-name="T7">obj</text:span><text:span text:style-name="T6">);</text:span></text:p>
            <text:p><text:span text:style-name="T8">/</text:span><text:span text:style-name="T9">/ Pas les exceptions qui héritent de runtime : elles se propagent</text:span></text:p>
            <text:p><text:span text:style-name="T6">} </text:span><text:span text:style-name="T5">catch</text:span><text:span text:style-name="T6"> (IllegalAccessException </text:span><text:span text:style-name="T7">e</text:span><text:span text:style-name="T6">) {</text:span><text:span text:style-name="T6"><text:tab/></text:span><text:span text:style-name="T10">// </text:span><text:span text:style-name="T11">Si</text:span><text:span text:style-name="T12"> </text:span><text:span text:style-name="T11">la</text:span><text:span text:style-name="T12"> </text:span><text:span text:style-name="T11">méthode</text:span><text:span text:style-name="T12"> </text:span><text:span text:style-name="T11">est</text:span><text:span text:style-name="T12"> </text:span><text:span text:style-name="T11">inaccessible</text:span><text:span text:style-name="T12"> </text:span><text:span text:style-name="T12"><text:tab/></text:span></text:p>
            <text:p><text:span text:style-name="T5"><text:tab/></text:span><text:span text:style-name="T5">throw</text:span><text:span text:style-name="T6"> </text:span><text:span text:style-name="T5">new</text:span><text:span text:style-name="T6"> IllegalStateException(</text:span><text:span text:style-name="T7">e</text:span><text:span text:style-name="T6">);</text:span></text:p>
            <text:p><text:span text:style-name="T6">} </text:span><text:span text:style-name="T5">catch</text:span><text:span text:style-name="T6"> (InvocationTargetException </text:span><text:span text:style-name="T7">e</text:span><text:span text:style-name="T6">) { </text:span><text:span text:style-name="T10">//</text:span><text:span text:style-name="T12"> </text:span><text:span text:style-name="T11">Si</text:span><text:span text:style-name="T12"> </text:span><text:span text:style-name="T11">la</text:span><text:span text:style-name="T12"> </text:span><text:span text:style-name="T11">méthode</text:span><text:span text:style-name="T12"> </text:span><text:span text:style-name="T11">appelée</text:span><text:span text:style-name="T12"> </text:span><text:span text:style-name="T11">renvoie</text:span><text:span text:style-name="T12"> </text:span><text:span text:style-name="T11">une</text:span><text:span text:style-name="T13"> </text:span><text:span text:style-name="T14">exception</text:span></text:p>
            <text:p><text:span text:style-name="T5"><text:tab/></text:span><text:span text:style-name="T5">var</text:span><text:span text:style-name="T6"> </text:span><text:span text:style-name="T7">cause</text:span><text:span text:style-name="T6"> = </text:span><text:span text:style-name="T7">e</text:span><text:span text:style-name="T6">.getCause();</text:span></text:p>
            <text:p><text:span text:style-name="T5"><text:tab/></text:span><text:span text:style-name="T5">if</text:span><text:span text:style-name="T6"> (</text:span><text:span text:style-name="T7">cause</text:span><text:span text:style-name="T6"> </text:span><text:span text:style-name="T5">instanceof</text:span><text:span text:style-name="T6"> RuntimeException)</text:span></text:p>
            <text:p><text:span text:style-name="T5"><text:tab/></text:span><text:span text:style-name="T5"><text:tab/></text:span><text:span text:style-name="T5">throw</text:span><text:span text:style-name="T6"> (RuntimeException) </text:span><text:span text:style-name="T7">cause</text:span><text:span text:style-name="T6">; </text:span><text:span text:style-name="T8">//</text:span><text:span text:style-name="T9"> Re-propage l'exception</text:span></text:p>
            <text:p><text:span text:style-name="T5"><text:tab/></text:span><text:span text:style-name="T5">if</text:span><text:span text:style-name="T6"> (</text:span><text:span text:style-name="T7">cause</text:span><text:span text:style-name="T6"> </text:span><text:span text:style-name="T5">instanceof</text:span><text:span text:style-name="T6"> Error)</text:span></text:p>
            <text:p><text:span text:style-name="T5"><text:tab/></text:span><text:span text:style-name="T5"><text:tab/></text:span><text:span text:style-name="T5">throw</text:span><text:span text:style-name="T6"> (Error) </text:span><text:span text:style-name="T7">cause</text:span><text:span text:style-name="T6">;</text:span></text:p>
            <text:p><text:span text:style-name="T15"/></text:p>
            <text:p><text:span text:style-name="T5"><text:tab/></text:span><text:span text:style-name="T5">throw</text:span><text:span text:style-name="T6"> </text:span><text:span text:style-name="T5">new</text:span><text:span text:style-name="T6"> UndeclaredThrowableException(</text:span><text:span text:style-name="T7">cause</text:span><text:span text:style-name="T6">);</text:span></text:p>
            <text:p><text:span text:style-name="T15"/></text:p>
            <text:p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éation d’une annotation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4" draw:layer="layout" svg:width="25.014cm" svg:height="13cm" svg:x="1.386cm" svg:y="5cm" presentation:class="outline" presentation:user-transformed="true">
          <draw:text-box>
            <text:list text:style-name="L3">
              <text:list-item>
                <text:p>Une annotation est une métadonnée qui donne des informations sur du code.</text:p>
              </text:list-item>
              <text:list-item>
                <text:p/>
              </text:list-item>
            </text:list>
            <text:p><text:span text:style-name="T16">@Documented</text:span><text:span text:style-name="T17"><text:tab/></text:span><text:span text:style-name="T18">// </text:span><text:span text:style-name="T19">Spécifie l'annotation dans la javadoc</text:span></text:p>
            <text:p><text:span text:style-name="T20">@Target</text:span><text:span text:style-name="T21">(ElementType.</text:span><text:span text:style-name="T22">METHOD</text:span><text:span text:style-name="T21">)</text:span><text:span text:style-name="T21"><text:tab/></text:span><text:span text:style-name="T19">// C'est les méthodes qu'on annote</text:span></text:p>
            <text:p><text:span text:style-name="T16">@Retention</text:span><text:span text:style-name="T17">(RetentionPolicy.</text:span><text:span text:style-name="T23">RUNTIME</text:span><text:span text:style-name="T17">)</text:span><text:span text:style-name="T17"><text:tab/></text:span><text:span text:style-name="T18">// Visible a l'exécution</text:span></text:p>
            <text:p><text:span text:style-name="T15"/></text:p>
            <text:p><text:span text:style-name="T24">public</text:span><text:span text:style-name="T17"> </text:span><text:span text:style-name="T24">@interface</text:span><text:span text:style-name="T17"> </text:span><text:span text:style-name="T16">JSONProperty</text:span><text:span text:style-name="T17"> {</text:span></text:p>
            <text:p><text:span text:style-name="T17">String value() </text:span><text:span text:style-name="T24">default</text:span><text:span text:style-name="T17"> </text:span><text:span text:style-name="T25">""</text:span><text:span text:style-name="T17">;</text:span><text:span text:style-name="T17"><text:tab/></text:span><text:span text:style-name="T17"><text:tab/></text:span><text:span text:style-name="T26">// Valeur donnée à l’annotation d’une méthode 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tilisation des annotations</text:p>
          </draw:text-box>
        </draw:frame>
        <draw:frame presentation:style-name="pr5" draw:text-style-name="P5" draw:layer="layout" svg:width="24.6cm" svg:height="13cm" svg:x="1.4cm" svg:y="5cm" presentation:class="outline" presentation:user-transformed="true">
          <draw:text-box>
            <text:list text:style-name="L3">
              <text:list-item>
                <text:p><text:span text:style-name="T27">Exemple d’annotation d’une méthode :</text:span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>Pour récupérer la valeur d’une annotation d’une méthode :</text:span></text:p>
              </text:list-item>
            </text:list>
          </draw:text-box>
        </draw:frame>
        <draw:frame draw:style-name="gr4" draw:text-style-name="P7" draw:layer="layout" svg:width="19cm" svg:height="6.862cm" svg:x="1cm" svg:y="6.8cm">
          <draw:text-box>
            <text:p><text:span text:style-name="T17"><text:tab/></text:span><text:span text:style-name="T16">@JSONProperty</text:span><text:span text:style-name="T17">()</text:span><text:span text:style-name="T17"><text:tab/></text:span><text:span text:style-name="T19">// Valeur de l'annotation = « planet » </text:span></text:p>
            <text:p><text:span text:style-name="T17"><text:tab/></text:span><text:span text:style-name="T17"><text:tab/></text:span><text:span text:style-name="T24">public</text:span><text:span text:style-name="T17"> String getPlanet() {</text:span></text:p>
            <text:p><text:span text:style-name="T17"><text:tab/></text:span><text:span text:style-name="T17"><text:tab/></text:span><text:span text:style-name="T17"><text:tab/></text:span><text:span text:style-name="T24">return</text:span><text:span text:style-name="T17"> </text:span><text:span text:style-name="T28">planet</text:span><text:span text:style-name="T17">;</text:span></text:p>
            <text:p><text:span text:style-name="T17"><text:tab/></text:span><text:span text:style-name="T17"><text:tab/></text:span><text:span text:style-name="T17">}</text:span></text:p>
            <text:p><text:span text:style-name="T17"/></text:p>
            <text:p><text:span text:style-name="T17">Idem :</text:span></text:p>
            <text:p><text:span text:style-name="T17"/></text:p>
            <text:p text:style-name="P6"><text:span text:style-name="T17"><text:tab/></text:span><text:span text:style-name="T16">@JSONProperty</text:span><text:span text:style-name="T17">(«</text:span><text:span text:style-name="T29"> planet </text:span><text:span text:style-name="T17">»)</text:span><text:span text:style-name="T17"><text:tab/></text:span></text:p>
            <text:p text:style-name="P6"><text:span text:style-name="T17"><text:tab/></text:span><text:span text:style-name="T17"><text:tab/></text:span><text:span text:style-name="T24">public</text:span><text:span text:style-name="T17"> String getPlanet() {</text:span></text:p>
            <text:p text:style-name="P6"><text:span text:style-name="T17"><text:tab/></text:span><text:span text:style-name="T17"><text:tab/></text:span><text:span text:style-name="T17"><text:tab/></text:span><text:span text:style-name="T24">return</text:span><text:span text:style-name="T17"> </text:span><text:span text:style-name="T28">planet</text:span><text:span text:style-name="T17">;</text:span></text:p>
            <text:p><text:span text:style-name="T17"><text:tab/></text:span><text:span text:style-name="T17"><text:tab/></text:span><text:span text:style-name="T17">}</text:span></text:p>
          </draw:text-box>
        </draw:frame>
        <draw:frame draw:style-name="gr5" draw:text-style-name="P8" draw:layer="layout" svg:width="25.2cm" svg:height="2.582cm" svg:x="1cm" svg:y="16.818cm">
          <draw:text-box>
            <text:p><text:span text:style-name="T30">var</text:span><text:span text:style-name="T31"> </text:span><text:span text:style-name="T32">valueAnnotation</text:span><text:span text:style-name="T31">=</text:span><text:span text:style-name="T32">method</text:span><text:span text:style-name="T31">.getAnnotation(</text:span><text:span text:style-name="T33">JSONProperty</text:span><text:span text:style-name="T31">.</text:span><text:span text:style-name="T30">class</text:span><text:span text:style-name="T34">).valu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stion du cache avec ClassValue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draw:style-name="gr6" draw:text-style-name="P8" draw:layer="layout" svg:width="26.4cm" svg:height="5.202cm" svg:x="1cm" svg:y="9.6cm">
          <draw:text-box>
            <text:p><text:span text:style-name="T35"><text:s/></text:span><text:span text:style-name="T36">private</text:span><text:span text:style-name="T35"> </text:span><text:span text:style-name="T36">static</text:span><text:span text:style-name="T35"> </text:span><text:span text:style-name="T36">final</text:span><text:span text:style-name="T35"> ClassValue&lt;Method[]&gt; </text:span><text:span text:style-name="T37">cache</text:span><text:span text:style-name="T35"> =</text:span><text:span text:style-name="T36">new</text:span><text:span text:style-name="T35"> ClassValue&lt;&gt;() { </text:span></text:p>
            <text:p><text:span text:style-name="T15"/></text:p>
            <text:p><text:span text:style-name="T38">// <text:s/>Redéfinie la méthode car ClassValue est une classe abstraite</text:span></text:p>
            <text:p><text:span text:style-name="T35"><text:s text:c="2"/></text:span></text:p>
            <text:p><text:span text:style-name="T35"><text:s text:c="2"/></text:span><text:span text:style-name="T39">@</text:span><text:span text:style-name="T35">Override </text:span><text:span text:style-name="T36">protected</text:span><text:span text:style-name="T35"> Method[] computeValue(Class&lt;?&gt; type) { </text:span></text:p>
            <text:p><text:span text:style-name="T36"><text:tab/></text:span><text:span text:style-name="T36">return</text:span><text:span text:style-name="T40"> <text:s/>type.getMethods(); </text:span></text:p>
            <text:p><text:span text:style-name="T40"><text:tab/></text:span><text:span text:style-name="T40">} </text:span></text:p>
            <text:p><text:span text:style-name="T40">};</text:span></text:p>
          </draw:text-box>
        </draw:frame>
        <draw:frame presentation:style-name="pr5" draw:text-style-name="P5" draw:layer="layout" svg:width="24.6cm" svg:height="13cm" svg:x="2cm" svg:y="5cm" presentation:class="outline" presentation:user-transformed="true">
          <draw:text-box>
            <text:list text:style-name="L3">
              <text:list-item>
                <text:p><text:span text:style-name="T27">ClassValue permet de stocker des valeurs.</text:span></text:p>
              </text:list-item>
              <text:list-item>
                <text:p><text:span text:style-name="T27">Il faut redéfinir la méthode computeValue qui <text:s/>récupère les données à stocker :</text:span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>La méthode get retourne les données stockées ou les récupère avec computeValue.</text:span></text:p>
              </text:list-item>
            </text:list>
            <text:p><text:span text:style-name="T41">var</text:span><text:span text:style-name="T42"> </text:span><text:span text:style-name="T43">st</text:span><text:span text:style-name="T42"> =</text:span><text:span text:style-name="T44">cache</text:span><text:span text:style-name="T45">.get(</text:span><text:span text:style-name="T46">object</text:span><text:span text:style-name="T45">.getClass()).entrySet().stream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2H28M44S</meta:editing-duration>
    <meta:editing-cycles>130</meta:editing-cycles>
    <meta:generator>LibreOffice/6.0.7.3$Linux_X86_64 LibreOffice_project/00m0$Build-3</meta:generator>
    <dc:title>Alizarin</dc:title>
    <dc:date>2019-10-05T18:10:01.390509486</dc:date>
    <meta:document-statistic meta:object-count="72"/>
  </office:meta>
</office:document-meta>
</file>